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24-07-16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24-02-2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23-01-3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22-01-25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21-06-21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21-01-25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20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19-02-0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18-01-30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17-01-3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16-01-26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15-01-2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14-01-2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13-01-2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12-01-2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11-02-0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1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0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0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0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0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0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0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0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200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9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9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9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9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8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7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7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73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715105590901</text:p>
          </table:table-cell>
          <table:table-cell office:value-type="string" calcext:value-type="string">
            <text:p>196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1" meta:object-count="0"/>
    <meta:user-defined meta:name="AppVersion">3.0</meta:user-defined>
  </office:meta>
</office:document-meta>
</file>